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a73" officeooo:paragraph-rsid="00130008"/>
    </style:style>
    <style:style style:name="P2" style:family="paragraph" style:parent-style-name="Standard">
      <style:text-properties officeooo:rsid="0012261d" officeooo:paragraph-rsid="0012261d"/>
    </style:style>
    <style:style style:name="P3" style:family="paragraph" style:parent-style-name="Standard">
      <style:text-properties officeooo:rsid="00130008" officeooo:paragraph-rsid="00130008"/>
    </style:style>
    <style:style style:name="P4" style:family="paragraph" style:parent-style-name="Standard">
      <style:text-properties officeooo:rsid="00149c00" officeooo:paragraph-rsid="00149c00"/>
    </style:style>
    <style:style style:name="P5" style:family="paragraph" style:parent-style-name="Standard">
      <style:text-properties officeooo:rsid="00130008" officeooo:paragraph-rsid="00130008"/>
    </style:style>
    <style:style style:name="T1" style:family="text">
      <style:text-properties officeooo:rsid="0012261d"/>
    </style:style>
    <style:style style:name="T2" style:family="text">
      <style:text-properties officeooo:rsid="0016eb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)Es vol segmentar una xarxa de tipus C amb la IP</text:p>
      <text:p text:style-name="P1">193.25.31.0 en subxarxes que puguen contenir 80</text:p>
      <text:p text:style-name="P1">host cadascuna, quina màscara hem d’utilitzar ?</text:p>
      <text:p text:style-name="P1">193,25,31,0 en subreds de 80 hosts <text:span text:style-name="T1">minim, no es pot així que fem de 128</text:span></text:p>
      <text:p text:style-name="P2">11111111,11111111,11111111,10000000 → Mascara de red /25</text:p>
      <text:p text:style-name="P2"/>
      <text:p text:style-name="P3">b)Subnetting de classe C. Quantes subxarxes es</text:p>
      <text:p text:style-name="P3">poden produir en una màscara de subxarxa</text:p>
      <text:p text:style-name="P3">255.255.255.240 ?</text:p>
      <text:p text:style-name="P3">240=11110000 2⁴=16</text:p>
      <text:p text:style-name="P3"/>
      <text:p text:style-name="P3">c)Quantes subxarxes es poden obtenir d’una màscara de</text:p>
      <text:p text:style-name="P3">subxarxa i de l’adreça de xarxa?</text:p>
      <text:p text:style-name="P3">IP: 199.42.78.0, màscara 255.255.255.192</text:p>
      <text:p text:style-name="P3">Com la mascara és 11000000, aleshores es poden traure 4 xàrxes 2²=4</text:p>
      <text:p text:style-name="P3"/>
      <text:p text:style-name="P3">d) Subnetting de classe B. En la IP 170.23.55.23 i la màscara</text:p>
      <text:p text:style-name="P3">255.255.22<text:span text:style-name="T2">5</text:span>.0, esbrina les dades de les 4 primeres</text:p>
      <text:p text:style-name="P3">subxarxes i les de l’última subxarxa.</text:p>
      <text:p text:style-name="P4">0000000000000000</text:p>
      <text:p text:style-name="P4">0010000000000000</text:p>
      <text:p text:style-name="P4">0100000000000000</text:p>
      <text:p text:style-name="P4">0110000000000000</text:p>
      <text:p text:style-name="P4">1000000000000000</text:p>
      <text:p text:style-name="P4">1010000000000000</text:p>
      <text:p text:style-name="P4">1100000000000000</text:p>
      <text:p text:style-name="P4">1110000000000000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document-statistic meta:table-count="0" meta:image-count="0" meta:object-count="0" meta:page-count="1" meta:paragraph-count="24" meta:word-count="132" meta:character-count="859" meta:non-whitespace-character-count="755"/>
  </office:meta>
</office:document-meta>
</file>